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b613d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-color="#f6ff61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8cm" fo:min-width="0.20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035cm" svg:stroke-color="#00ae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ae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gr10" style:family="graphic" style:parent-style-name="standard">
      <style:graphic-properties draw:textarea-horizontal-align="justify" draw:textarea-vertical-align="middle" draw:auto-grow-height="false" fo:min-height="0.5cm" fo:min-width="0.25cm"/>
    </style:style>
    <style:style style:name="gr11" style:family="graphic" style:parent-style-name="standard">
      <style:graphic-properties svg:stroke-color="#000000" draw:fill-color="#ffcc99" draw:textarea-horizontal-align="justify" draw:textarea-vertical-align="middle" draw:auto-grow-height="false" fo:min-height="0.5cm" fo:min-width="0.25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14" style:family="graphic" style:parent-style-name="standard">
      <style:graphic-properties draw:stroke="none" svg:stroke-color="#000000" draw:fill="none" draw:fill-color="#ffffff" fo:min-height="1.897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423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897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b613d"/>
      <style:paragraph-properties fo:text-align="center"/>
    </style:style>
    <style:style style:name="P3" style:family="paragraph">
      <loext:graphic-properties draw:fill-color="#f6ff61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cc99"/>
      <style:paragraph-properties fo:text-align="center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cm" svg:height="1cm" svg:x="4.064cm" svg:y="3.4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15.264cm" svg:y="5.00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cm" svg:height="1cm" svg:x="3cm" svg:y="14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1cm" svg:height="1cm" svg:x="9.864cm" svg:y="14.901cm">
          <text:p text:style-name="P1">15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1cm" svg:height="1cm" svg:x="16.064cm" svg:y="15.001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cm" svg:height="1cm" svg:x="7.064cm" svg:y="8.40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cm" svg:height="1cm" svg:x="5.564cm" svg:y="5.9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cm" svg:height="1cm" svg:x="10.564cm" svg:y="6.9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1cm" svg:height="1cm" svg:x="12.564cm" svg:y="5.9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1cm" svg:height="1cm" svg:x="12.564cm" svg:y="10.501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1cm" svg:height="1cm" svg:x="4.564cm" svg:y="10.401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1cm" svg:height="1cm" svg:x="9.064cm" svg:y="11.901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1cm" svg:height="1cm" svg:x="15.563cm" svg:y="9.9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4.918cm" svg:y1="4.255cm" svg:x2="5.71cm" svg:y2="6.047cm" draw:start-shape="id1" draw:start-glue-point="9" draw:end-shape="id2" draw:end-glue-point="5" svg:d="M4918 4255l792 1792" svg:viewBox="0 0 793 1793">
          <text:p text:style-name="P1">1</text:p>
        </draw:connector>
        <draw:connector draw:style-name="gr5" draw:text-style-name="P5" draw:layer="layout" draw:type="line" svg:x1="6.064cm" svg:y1="6.901cm" svg:x2="7.21cm" svg:y2="8.547cm" draw:start-shape="id2" draw:start-glue-point="8" draw:end-shape="id3" draw:end-glue-point="5" svg:d="M6064 6901l1146 1646" svg:viewBox="0 0 1147 1647">
          <text:p text:style-name="P1">1</text:p>
        </draw:connector>
        <draw:connector draw:style-name="gr5" draw:text-style-name="P5" draw:layer="layout" draw:type="line" svg:x1="5.71cm" svg:y1="6.755cm" svg:x2="5.064cm" svg:y2="10.401cm" draw:start-shape="id2" draw:start-glue-point="7" draw:end-shape="id4" draw:end-glue-point="4" svg:d="M5710 6755l-646 3646" svg:viewBox="0 0 647 3647">
          <text:p text:style-name="P1">3</text:p>
        </draw:connector>
        <draw:connector draw:style-name="gr5" draw:text-style-name="P5" draw:layer="layout" draw:type="line" svg:x1="10.71cm" svg:y1="7.755cm" svg:x2="6.564cm" svg:y2="6.401cm" draw:start-shape="id5" draw:start-glue-point="7" draw:end-shape="id2" draw:end-glue-point="10" svg:d="M10710 7755l-4146-1354" svg:viewBox="0 0 4147 1355">
          <text:p text:style-name="P1">2</text:p>
        </draw:connector>
        <draw:connector draw:style-name="gr5" draw:text-style-name="P5" draw:layer="layout" draw:type="line" svg:x1="15.41cm" svg:y1="5.855cm" svg:x2="13.418cm" svg:y2="6.047cm" draw:start-shape="id6" draw:start-glue-point="7" draw:end-shape="id7" draw:end-glue-point="11" svg:d="M15410 5855l-1992 192" svg:viewBox="0 0 1993 193">
          <text:p text:style-name="P1">1</text:p>
        </draw:connector>
        <draw:connector draw:style-name="gr5" draw:text-style-name="P5" draw:layer="layout" draw:type="line" svg:x1="15.764cm" svg:y1="6.001cm" svg:x2="16.063cm" svg:y2="9.9cm" draw:start-shape="id6" draw:start-glue-point="8" draw:end-shape="id8" draw:end-glue-point="4" svg:d="M15764 6001l299 3899" svg:viewBox="0 0 300 3900">
          <text:p text:style-name="P1">2</text:p>
        </draw:connector>
        <draw:connector draw:style-name="gr5" draw:text-style-name="P5" draw:layer="layout" draw:type="line" svg:x1="12.564cm" svg:y1="6.401cm" svg:x2="11.418cm" svg:y2="7.047cm" draw:start-shape="id7" draw:start-glue-point="6" draw:end-shape="id5" draw:end-glue-point="11" svg:d="M12564 6401l-1146 646" svg:viewBox="0 0 1147 647">
          <text:p text:style-name="P1">1</text:p>
        </draw:connector>
        <draw:connector draw:style-name="gr5" draw:text-style-name="P5" draw:layer="layout" draw:type="line" svg:x1="5.064cm" svg:y1="11.401cm" svg:x2="3.5cm" svg:y2="14cm" draw:start-shape="id4" draw:start-glue-point="8" draw:end-shape="id9" draw:end-glue-point="4" svg:d="M5064 11401l-1564 2599" svg:viewBox="0 0 1565 2600">
          <text:p text:style-name="P1">2</text:p>
        </draw:connector>
        <draw:custom-shape draw:style-name="gr3" draw:text-style-name="P3" xml:id="id18" draw:id="id18" draw:layer="layout" svg:width="1cm" svg:height="1cm" svg:x="6.564cm" svg:y="13.9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1cm" svg:height="1cm" svg:x="2.564cm" svg:y="9.40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1cm" svg:height="1cm" svg:x="15.564cm" svg:y="12.901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.563cm" svg:y1="8.4cm" svg:x2="2.71cm" svg:y2="9.547cm" draw:start-shape="id10" draw:start-glue-point="8" draw:end-shape="id11" draw:end-glue-point="5" svg:d="M2563 8400l147 1147" svg:viewBox="0 0 148 1148">
          <text:p text:style-name="P1">0.5</text:p>
        </draw:connector>
        <draw:connector draw:style-name="gr5" draw:text-style-name="P5" draw:layer="layout" draw:type="line" svg:x1="5.564cm" svg:y1="10.901cm" svg:x2="9.064cm" svg:y2="12.401cm" draw:start-shape="id4" draw:start-glue-point="10" draw:end-shape="id12" draw:end-glue-point="6" svg:d="M5564 10901l3500 1500" svg:viewBox="0 0 3501 1501">
          <text:p text:style-name="P1">2</text:p>
          <text:p text:style-name="P1"/>
        </draw:connector>
        <draw:connector draw:style-name="gr5" draw:text-style-name="P5" draw:layer="layout" draw:type="line" svg:x1="9.918cm" svg:y1="12.047cm" svg:x2="12.564cm" svg:y2="11.001cm" draw:start-shape="id12" draw:start-glue-point="11" draw:end-shape="id13" draw:end-glue-point="6" svg:d="M9918 12047l2646-1046" svg:viewBox="0 0 2647 1047">
          <text:p text:style-name="P1">2</text:p>
        </draw:connector>
        <draw:connector draw:style-name="gr5" draw:text-style-name="P5" draw:layer="layout" draw:type="line" svg:x1="11.917cm" svg:y1="9.754cm" svg:x2="12.71cm" svg:y2="10.647cm" draw:start-shape="id14" draw:start-glue-point="9" draw:end-shape="id13" draw:end-glue-point="5" svg:d="M11917 9754l793 893" svg:viewBox="0 0 794 894">
          <text:p text:style-name="P1">1</text:p>
        </draw:connector>
        <draw:connector draw:style-name="gr5" draw:text-style-name="P5" draw:layer="layout" draw:type="line" svg:x1="11.064cm" svg:y1="4.901cm" svg:x2="12.71cm" svg:y2="6.047cm" draw:start-shape="id15" draw:start-glue-point="10" draw:end-shape="id7" draw:end-glue-point="5" svg:d="M11064 4901l1646 1146" svg:viewBox="0 0 1647 1147">
          <text:p text:style-name="P1">1</text:p>
        </draw:connector>
        <draw:connector draw:style-name="gr5" draw:text-style-name="P5" draw:layer="layout" draw:type="line" svg:x1="16.063cm" svg:y1="10.9cm" svg:x2="16.064cm" svg:y2="12.901cm" draw:start-shape="id8" draw:start-glue-point="8" draw:end-shape="id16" draw:end-glue-point="4" svg:d="M16063 10900l1 2001" svg:viewBox="0 0 2 2002">
          <text:p text:style-name="P1">1</text:p>
        </draw:connector>
        <draw:connector draw:style-name="gr5" draw:text-style-name="P5" draw:layer="layout" draw:type="line" svg:x1="13.418cm" svg:y1="11.355cm" svg:x2="15.71cm" svg:y2="13.047cm" draw:start-shape="id13" draw:start-glue-point="9" draw:end-shape="id16" draw:end-glue-point="5" svg:d="M13418 11355l2292 1692" svg:viewBox="0 0 2293 1693">
          <text:p text:style-name="P1">1</text:p>
        </draw:connector>
        <draw:connector draw:style-name="gr5" draw:text-style-name="P5" draw:layer="layout" draw:type="line" svg:x1="13.564cm" svg:y1="11.001cm" svg:x2="15.563cm" svg:y2="10.4cm" draw:start-shape="id13" draw:start-glue-point="10" draw:end-shape="id8" draw:end-glue-point="6" svg:d="M13564 11001l1999-601" svg:viewBox="0 0 2000 602">
          <text:p text:style-name="P1">1</text:p>
        </draw:connector>
        <draw:connector draw:style-name="gr5" draw:text-style-name="P5" draw:layer="layout" draw:type="line" svg:x1="16.064cm" svg:y1="13.901cm" svg:x2="16.564cm" svg:y2="15.001cm" draw:start-shape="id16" draw:start-glue-point="8" draw:end-shape="id17" draw:end-glue-point="4" svg:d="M16064 13901l500 1100" svg:viewBox="0 0 501 1101">
          <text:p text:style-name="P1">1</text:p>
        </draw:connector>
        <draw:connector draw:style-name="gr5" draw:text-style-name="P5" draw:layer="layout" draw:type="line" svg:x1="7.564cm" svg:y1="14.401cm" svg:x2="8.91cm" svg:y2="15.047cm" draw:start-shape="id18" draw:start-glue-point="10" draw:end-shape="id19" draw:end-glue-point="5" svg:d="M7564 14401l1346 646" svg:viewBox="0 0 1347 647">
          <text:p text:style-name="P1">1</text:p>
        </draw:connector>
        <draw:connector draw:style-name="gr5" draw:text-style-name="P5" draw:layer="layout" draw:type="line" svg:x1="5.418cm" svg:y1="11.255cm" svg:x2="6.71cm" svg:y2="14.047cm" draw:start-shape="id4" draw:start-glue-point="9" draw:end-shape="id18" draw:end-glue-point="5" svg:d="M5418 11255l1292 2792" svg:viewBox="0 0 1293 2793">
          <text:p text:style-name="P1">2</text:p>
        </draw:connector>
        <draw:connector draw:style-name="gr5" draw:text-style-name="P5" draw:layer="layout" draw:type="line" svg:x1="7.418cm" svg:y1="14.047cm" svg:x2="9.21cm" svg:y2="12.755cm" draw:start-shape="id18" draw:start-glue-point="11" draw:end-shape="id12" draw:end-glue-point="7" svg:d="M7418 14047l1792-1292" svg:viewBox="0 0 1793 1293">
          <text:p text:style-name="P1">1</text:p>
        </draw:connector>
        <draw:connector draw:style-name="gr5" draw:text-style-name="P5" draw:layer="layout" draw:type="line" svg:x1="9.02cm" svg:y1="8.548cm" svg:x2="10.71cm" svg:y2="7.755cm" draw:start-shape="id20" draw:start-glue-point="11" draw:end-shape="id5" draw:end-glue-point="7" svg:d="M9020 8548l1690-793" svg:viewBox="0 0 1691 794">
          <text:p text:style-name="P1">1</text:p>
        </draw:connector>
        <draw:connector draw:style-name="gr5" draw:text-style-name="P5" draw:layer="layout" draw:type="line" svg:x1="5cm" svg:y1="15cm" svg:x2="6.71cm" svg:y2="14.755cm" draw:start-shape="id21" draw:start-glue-point="10" draw:end-shape="id18" draw:end-glue-point="7" svg:d="M5000 15000l1710-245" svg:viewBox="0 0 1711 246">
          <text:p text:style-name="P1">1</text:p>
        </draw:connector>
        <draw:line draw:style-name="gr6" draw:text-style-name="P5" draw:layer="layout" svg:x1="5.064cm" svg:y1="8.401cm" svg:x2="5.064cm" svg:y2="6.901cm">
          <text:p/>
        </draw:line>
        <draw:line draw:style-name="gr6" draw:text-style-name="P5" draw:layer="layout" svg:x1="10.564cm" svg:y1="11.901cm" svg:x2="12.064cm" svg:y2="11.401cm">
          <text:p/>
        </draw:line>
        <draw:line draw:style-name="gr6" draw:text-style-name="P5" draw:layer="layout" svg:x1="11.564cm" svg:y1="10.901cm" svg:x2="10.064cm" svg:y2="11.401cm">
          <text:p/>
        </draw:line>
        <draw:line draw:style-name="gr7" draw:text-style-name="P1" draw:layer="layout" svg:x1="12.063cm" svg:y1="9.4cm" svg:x2="12.964cm" svg:y2="10.601cm">
          <text:p/>
        </draw:line>
        <draw:line draw:style-name="gr6" draw:text-style-name="P5" draw:layer="layout" svg:x1="6.064cm" svg:y1="11.401cm" svg:x2="7.064cm" svg:y2="13.401cm">
          <text:p/>
        </draw:line>
        <draw:custom-shape draw:style-name="gr1" draw:text-style-name="P2" xml:id="id22" draw:id="id22" draw:layer="layout" svg:width="1cm" svg:height="1cm" svg:x="12.064cm" svg:y="15.501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2.564cm" svg:y1="15.501cm" svg:x2="13.064cm" svg:y2="11.501cm" draw:start-shape="id22" draw:start-glue-point="4" draw:end-shape="id13" draw:end-glue-point="8" svg:d="M12564 15501l500-4000" svg:viewBox="0 0 501 4001">
          <text:p text:style-name="P1">2</text:p>
        </draw:connector>
        <draw:connector draw:style-name="gr8" draw:text-style-name="P5" draw:layer="layout" draw:type="line" svg:x1="12.064cm" svg:y1="16.001cm" svg:x2="10.864cm" svg:y2="15.401cm" draw:start-shape="id22" draw:start-glue-point="6" draw:end-shape="id23" draw:end-glue-point="10" svg:d="M12064 16001l-1200-600" svg:viewBox="0 0 1201 601">
          <text:p text:style-name="P1">1</text:p>
        </draw:connector>
        <draw:custom-shape draw:style-name="gr2" draw:text-style-name="P1" xml:id="id15" draw:id="id15" draw:layer="layout" svg:width="1cm" svg:height="1cm" svg:x="10.064cm" svg:y="4.40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4.065cm" svg:y="3.40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" draw:id="id25" draw:layer="layout" svg:width="1cm" svg:height="1cm" svg:x="7.065cm" svg:y="8.402cm">
          <text:p text:style-name="P1">7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4" draw:id="id24" draw:layer="layout" svg:width="1cm" svg:height="1cm" svg:x="10.565cm" svg:y="6.90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6" draw:id="id26" draw:layer="layout" svg:width="1cm" svg:height="1cm" svg:x="4.565cm" svg:y="10.40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0.065cm" svg:y="4.40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064cm" svg:y1="8.401cm" svg:x2="5.564cm" svg:y2="9.901cm">
          <text:p/>
        </draw:line>
        <draw:line draw:style-name="gr6" draw:text-style-name="P5" draw:layer="layout" svg:x1="17.064cm" svg:y1="10.901cm" svg:x2="16.564cm" svg:y2="12.401cm">
          <text:p/>
        </draw:line>
        <draw:line draw:style-name="gr7" draw:text-style-name="P1" draw:layer="layout" svg:x1="11.064cm" svg:y1="6.401cm" svg:x2="12.064cm" svg:y2="5.901cm">
          <text:p/>
        </draw:line>
        <draw:line draw:style-name="gr7" draw:text-style-name="P1" draw:layer="layout" svg:x1="14.464cm" svg:y1="10.401cm" svg:x2="15.464cm" svg:y2="9.901cm">
          <text:p/>
        </draw:line>
        <draw:frame draw:style-name="gr9" draw:text-style-name="P6" draw:layer="layout" svg:width="11.5cm" svg:height="2cm" svg:x="1cm" svg:y="1cm">
          <draw:text-box>
            <text:p>Example graph for testing purposes</text:p>
          </draw:text-box>
        </draw:frame>
        <draw:custom-shape draw:style-name="gr10" draw:text-style-name="P1" draw:layer="layout" svg:width="1.5cm" svg:height="1.5cm" svg:x="9.763cm" svg:y="3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1.5cm" svg:height="1.5cm" svg:x="15.863cm" svg:y="15.9cm">
          <text:p text:style-name="P1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1.5cm" svg:height="1.5cm" svg:x="9.863cm" svg:y="5.7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1.5cm" svg:height="1.5cm" svg:x="3.563cm" svg:y="7.4cm">
          <text:p text:style-name="P1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1.5cm" svg:height="1.5cm" svg:x="12.363cm" svg:y="8.7cm">
          <text:p text:style-name="P1">2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1.5cm" svg:height="1.5cm" svg:x="4.963cm" svg:y="12.6cm">
          <text:p text:style-name="P1">1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1.5cm" svg:height="1.5cm" svg:x="10.563cm" svg:y="11.8cm">
          <text:p text:style-name="P1">1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1.5cm" svg:height="1.5cm" svg:x="14.063cm" svg:y="8.7cm">
          <text:p text:style-name="P1">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1.5cm" svg:height="1.5cm" svg:x="16.763cm" svg:y="10.9cm">
          <text:p text:style-name="P1">2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4" draw:id="id14" draw:layer="layout" svg:width="1cm" svg:height="1cm" svg:x="11.063cm" svg:y="8.9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1.065cm" svg:y1="7.902cm" svg:x2="11.209cm" svg:y2="9.046cm" draw:start-shape="id24" draw:start-glue-point="8" draw:end-shape="id14" draw:end-glue-point="5" svg:d="M11065 7902l144 1144" svg:viewBox="0 0 145 1145">
          <text:p text:style-name="P1">1</text:p>
        </draw:connector>
        <draw:line draw:style-name="gr7" draw:text-style-name="P1" draw:layer="layout" svg:x1="11.39cm" svg:y1="7.8cm" svg:x2="11.563cm" svg:y2="8.9cm">
          <text:p/>
        </draw:line>
        <draw:custom-shape draw:style-name="gr11" draw:text-style-name="P7" draw:layer="layout" svg:width="1.5cm" svg:height="1.5cm" svg:x="11.563cm" svg:y="7.4cm">
          <text:p text:style-name="P1">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418cm" svg:y1="6.755cm" svg:x2="7.565cm" svg:y2="8.402cm" draw:start-shape="id2" draw:start-glue-point="9" draw:end-shape="id25" draw:end-glue-point="4" svg:d="M6418 6755l1147 1647" svg:viewBox="0 0 1148 1648">
          <text:p text:style-name="P1"><text:s text:c="4"/>0.5</text:p>
        </draw:connector>
        <draw:custom-shape draw:style-name="gr4" draw:text-style-name="P4" xml:id="id10" draw:id="id10" draw:layer="layout" svg:width="1cm" svg:height="1cm" svg:x="2.063cm" svg:y="7.4cm">
          <text:p text:style-name="P1">9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7" draw:id="id27" draw:layer="layout" svg:width="1cm" svg:height="1cm" svg:x="2.063cm" svg:y="4.9cm">
          <text:p text:style-name="P1">9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4.711cm" svg:y1="11.256cm" svg:x2="2.71cm" svg:y2="10.255cm" draw:start-shape="id26" draw:start-glue-point="7" draw:end-shape="id11" draw:end-glue-point="7" svg:d="M4711 11256c-1334 0-2001-333-2001-1001" svg:viewBox="0 0 2002 1002">
          <text:p text:style-name="P1">10</text:p>
        </draw:connector>
        <draw:connector draw:style-name="gr5" draw:text-style-name="P5" draw:layer="layout" draw:type="curve" svg:x1="2.063cm" svg:y1="5.4cm" svg:x2="2.063cm" svg:y2="7.9cm" draw:start-shape="id27" draw:start-glue-point="6" draw:end-shape="id10" draw:end-glue-point="6" svg:d="M2063 5400c-751 0-751 2500 0 2500" svg:viewBox="0 0 564 2501">
          <text:p text:style-name="P1">10</text:p>
        </draw:connector>
        <draw:connector draw:style-name="gr12" draw:text-style-name="P1" draw:layer="layout" svg:x1="2.563cm" svg:y1="5.9cm" svg:x2="2.563cm" svg:y2="7.4cm" draw:start-shape="id27" draw:start-glue-point="8" draw:end-shape="id10" draw:end-glue-point="4" svg:d="M2563 5900v1500" svg:viewBox="0 0 1 1501">
          <text:p text:style-name="P1">9</text:p>
        </draw:connector>
        <draw:line draw:style-name="gr6" draw:text-style-name="P5" draw:layer="layout" svg:x1="2.563cm" svg:y1="10.4cm" svg:x2="4.563cm" svg:y2="11.4cm">
          <text:p/>
        </draw:line>
        <draw:custom-shape draw:style-name="gr11" draw:text-style-name="P7" draw:layer="layout" svg:width="1.5cm" svg:height="1.5cm" svg:x="2.063cm" svg:y="10.9cm">
          <text:p text:style-name="P1">1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6" draw:layer="layout" svg:width="11.5cm" svg:height="2cm" svg:x="2.9cm" svg:y="18.5cm">
          <draw:text-box>
            <text:p>Legend</text:p>
            <text:p/>
          </draw:text-box>
        </draw:frame>
        <draw:custom-shape draw:style-name="gr4" draw:text-style-name="P4" draw:layer="layout" svg:width="1cm" svg:height="1cm" svg:x="1.5cm" svg:y="20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.5cm" svg:y="21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.5cm" svg:y="24.5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.3cm" svg:y="25.9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1cm" svg:height="1cm" svg:x="1.5cm" svg:y="23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5cm" svg:height="1.5cm" svg:x="11.2cm" svg:y="19.7cm">
          <text:p text:style-name="P1">1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2.997cm" svg:y1="21.993cm" svg:x2="11cm" svg:y2="21.986cm" svg:d="M12997 21993l-1997-7" svg:viewBox="0 0 1998 8">
          <text:p text:style-name="P1">2</text:p>
        </draw:connector>
        <draw:line draw:style-name="gr6" draw:text-style-name="P5" draw:layer="layout" svg:x1="11cm" svg:y1="23.5cm" svg:x2="13cm" svg:y2="23.5cm">
          <text:p/>
        </draw:line>
        <draw:line draw:style-name="gr7" draw:text-style-name="P1" draw:layer="layout" svg:x1="11cm" svg:y1="25cm" svg:x2="13cm" svg:y2="25cm">
          <text:p/>
        </draw:line>
        <draw:frame draw:style-name="gr13" draw:text-style-name="P9" draw:layer="layout" svg:width="5cm" svg:height="1cm" svg:x="3cm" svg:y="20.099cm">
          <draw:text-box>
            <text:p text:style-name="P8">Vertex (here: with ID 8)</text:p>
          </draw:text-box>
        </draw:frame>
        <draw:frame draw:style-name="gr13" draw:text-style-name="P9" draw:layer="layout" svg:width="5cm" svg:height="1cm" svg:x="3cm" svg:y="21.501cm">
          <draw:text-box>
            <text:p text:style-name="P8">Postal code area centre</text:p>
          </draw:text-box>
        </draw:frame>
        <draw:frame draw:style-name="gr13" draw:text-style-name="P9" draw:layer="layout" svg:width="5cm" svg:height="1cm" svg:x="3cm" svg:y="23.002cm">
          <draw:text-box>
            <text:p text:style-name="P8">Origin vertex</text:p>
          </draw:text-box>
        </draw:frame>
        <draw:frame draw:style-name="gr14" draw:text-style-name="P9" draw:layer="layout" svg:width="7.5cm" svg:height="2.147cm" svg:x="3cm" svg:y="24.103cm">
          <draw:text-box>
            <text:p text:style-name="P8">Destination vertex (different vertices may model different access points to the same destination)</text:p>
          </draw:text-box>
        </draw:frame>
        <draw:frame draw:style-name="gr13" draw:text-style-name="P9" draw:layer="layout" svg:width="5cm" svg:height="1cm" svg:x="3cm" svg:y="26.1cm">
          <draw:text-box>
            <text:p text:style-name="P8">Destination ID (here: 3)</text:p>
          </draw:text-box>
        </draw:frame>
        <draw:frame draw:style-name="gr15" draw:text-style-name="P9" draw:layer="layout" svg:width="6.59cm" svg:height="1.673cm" svg:x="13.41cm" svg:y="19.588cm">
          <draw:text-box>
            <text:p text:style-name="P8">Road ID (here 14); may be used to distinguish survey locations</text:p>
          </draw:text-box>
        </draw:frame>
        <draw:frame draw:style-name="gr16" draw:text-style-name="P9" draw:layer="layout" svg:width="6.59cm" svg:height="2.147cm" svg:x="13.41cm" svg:y="20.851cm">
          <draw:text-box>
            <text:p text:style-name="P8">Road with given length (here 2); length will be multiplied by 500 in this example</text:p>
          </draw:text-box>
        </draw:frame>
        <draw:frame draw:style-name="gr16" draw:text-style-name="P9" draw:layer="layout" svg:width="6.59cm" svg:height="2.147cm" svg:x="13.41cm" svg:y="22.453cm">
          <draw:text-box>
            <text:p text:style-name="P8">Survey station to inspect traffic in the direction of the arrow</text:p>
          </draw:text-box>
        </draw:frame>
        <draw:frame draw:style-name="gr16" draw:text-style-name="P9" draw:layer="layout" svg:width="6.59cm" svg:height="2.147cm" svg:x="13.41cm" svg:y="23.953cm">
          <draw:text-box>
            <text:p text:style-name="P8">Survey station to inspect traffic in both directions</text:p>
          </draw:text-box>
        </draw:frame>
        <draw:line draw:style-name="gr17" draw:text-style-name="P5" draw:layer="layout" svg:x1="1cm" svg:y1="19.5cm" svg:x2="20.59cm" svg:y2="19.5cm">
          <text:p/>
        </draw:line>
        <draw:line draw:style-name="gr17" draw:text-style-name="P5" draw:layer="layout" svg:x1="1cm" svg:y1="1.979cm" svg:x2="12cm" svg:y2="1.979cm">
          <text:p/>
        </draw:line>
        <draw:custom-shape draw:style-name="gr2" draw:text-style-name="P1" xml:id="id21" draw:id="id21" draw:layer="layout" svg:width="1cm" svg:height="1cm" svg:x="4cm" svg:y="14.5cm">
          <text:p text:style-name="P1">13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2.9cm" svg:y="14.8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9" draw:id="id19" draw:layer="layout" svg:width="1cm" svg:height="1cm" svg:x="8.764cm" svg:y="14.901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063cm" svg:y="15.5cm">
          <text:p text:style-name="P1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0" draw:id="id20" draw:layer="layout" svg:width="1cm" svg:height="1cm" svg:x="8.166cm" svg:y="8.40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7.363cm" svg:y="9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5:35:36.103000000</meta:creation-date>
    <dc:date>2020-02-15T11:19:31.132000000</dc:date>
    <meta:editing-duration>P18DT3H55M3S</meta:editing-duration>
    <meta:editing-cycles>30</meta:editing-cycles>
    <meta:generator>LibreOffice/6.2.5.2$Windows_X86_64 LibreOffice_project/1ec314fa52f458adc18c4f025c545a4e8b22c159</meta:generator>
    <meta:document-statistic meta:object-count="105"/>
  </office:meta>
</office:document-meta>
</file>